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09D94926D7885362.png" manifest:media-type="image/png"/>
  <manifest:file-entry manifest:full-path="Pictures/1000020100000280000001E0DD41D3B4C5C3B980.png" manifest:media-type="image/png"/>
  <manifest:file-entry manifest:full-path="Pictures/1000020100000280000001E0BB02B9344BED65DA.png" manifest:media-type="image/png"/>
  <manifest:file-entry manifest:full-path="Pictures/1000020100000280000001E0343214E59DBBE2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0.2701in" svg:y="4.5984in" svg:width="6.4in" svg:height="4.8in" draw:z-index="2"><draw:image xlink:href="Pictures/1000020100000280000001E0343214E59DBBE2E5.png" xlink:type="simple" xlink:show="embed" xlink:actuate="onLoad" loext:mime-type="image/png"/></draw:frame><draw:frame draw:style-name="fr1" draw:name="Image4" text:anchor-type="char" svg:x="0.4709in" svg:y="-0.4846in" svg:width="6.4in" svg:height="4.8in" draw:z-index="3"><draw:image xlink:href="Pictures/1000020100000280000001E0BB02B9344BED65DA.png" xlink:type="simple" xlink:show="embed" xlink:actuate="onLoad" loext:mime-type="image/png"/></draw:frame></text:p>
      <text:p text:style-name="P1"><draw:frame draw:style-name="fr1" draw:name="Image3" text:anchor-type="char" svg:x="0.2626in" svg:y="4.7992in" svg:width="6.4in" svg:height="4.8in" draw:z-index="1"><draw:image xlink:href="Pictures/1000020100000280000001E0DD41D3B4C5C3B980.png" xlink:type="simple" xlink:show="embed" xlink:actuate="onLoad" loext:mime-type="image/png"/></draw:frame><draw:frame draw:style-name="fr1" draw:name="Image1" text:anchor-type="char" svg:x="0.4035in" svg:y="0in" svg:width="6.4in" svg:height="4.8in" draw:z-index="0"><draw:image xlink:href="Pictures/1000020100000280000001E009D94926D78853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21:37:06.251083954</meta:creation-date>
    <dc:date>2021-06-11T21:41:08.712572972</dc:date>
    <meta:editing-duration>PT45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